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ExportSidecars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3.817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47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4.604cm" fo:break-before="auto" style:use-optimal-row-height="true"/>
    </style:style>
    <style:style style:name="ro4" style:family="table-row">
      <style:table-row-properties style:row-height="5.1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0117">
      <style:table-cell-properties fo:padding="0.071cm"/>
    </style:style>
    <style:style style:name="ce4" style:family="table-cell" style:parent-style-name="Default" style:data-style-name="N1011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49">
      <style:table-cell-properties fo:padding="0.071cm"/>
    </style:style>
    <style:style style:name="ce6" style:family="table-cell" style:parent-style-name="Default" style:data-style-name="N4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fo:padding="0.071cm"/>
    </style:style>
    <style:style style:name="ce15" style:family="table-cell" style:parent-style-name="Default" style:data-style-name="N9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fo:background-color="#bbe33d"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" form:control-implementation="ooo:com.sun.star.form.component.CommandButton" xml:id="control1" form:id="control1" form:label="Export sidecar fi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Files/GTIHUB/digitisation-cmd/metadata/EXIFTool_args_generator.ods/content.xml"/>
              </form:properties>
              <office:event-listeners>
                <script:event-listener script:language="ooo:script" script:event-name="dom:keydown" xlink:href="vnd.sun.star.script:ExportSidecars.py$save_column_a_to_text_files?language=Python&amp;location=user" xlink:type="simple"/>
                <script:event-listener script:language="ooo:script" script:event-name="dom:mousedown" xlink:href="vnd.sun.star.script:ExportSidecars.py$save_column_a_to_text_files?language=Python&amp;location=user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5.946cm" svg:height="0.884cm" svg:x="0.141cm" svg:y="0.124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row table:style-name="ro1">
          <table:table-cell table:style-name="ce1" table:number-columns-repeated="10"/>
          <table:table-cell table:number-columns-repeated="2"/>
        </table:table-row>
        <table:table-row table:style-name="ro2">
          <table:table-cell table:style-name="ce1" office:value-type="string" calcext:value-type="string">
            <text:p>EXIFTool args</text:p>
          </table:table-cell>
          <table:table-cell table:style-name="ce1" office:value-type="string" calcext:value-type="string">
            <text:p>ItemID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Title</text:p>
          </table:table-cell>
          <table:table-cell table:style-name="ce1"/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teToText</text:p>
          </table:table-cell>
          <table:table-cell table:style-name="ce1" office:value-type="string" calcext:value-type="string">
            <text:p>InCopyright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ISSN</text:p>
          </table:table-cell>
        </table:table-row>
        <table:table-row table:style-name="ro3">
          <table:table-cell table:style-name="ce2" table:formula="of:=CHAR(10)&amp;&quot;-E&quot;&amp;CHAR(10)&amp;&quot;-identifier=&quot;&amp;[.B3]&amp;CHAR(10)&amp;&quot;-title=&quot;&amp;[.D3]&amp;CHAR(10)&amp;&quot;-creator=&quot;&amp;SUBSTITUTE([.F3];&quot;;&quot;;CHAR(10)&amp;&quot;-creator+=&quot;)&amp;CHAR(10)&amp;&quot;-subject=&quot;&amp;SUBSTITUTE([.G3];&quot;;&quot;;CHAR(10)&amp;&quot;-subject+=&quot;)&amp;CHAR(10)&amp;&quot;-date=&quot;&amp;[.I3]&amp;CHAR(10)" office:value-type="string" office:string-value="&#10;-E&#10;-identifier=b1234567-00001&#10;-title=Book title1&#10;-creator=Wayne, Bruce&#10;-creator+=Kent, Clark&#10;-subject=stuff&#10;-subject+=nonsense&#10;-subject+=metadata&#10;-date=1824-03-30&#10;" calcext:value-type="string">
            <text:p/>
            <text:p>-E</text:p>
            <text:p>-identifier=b1234567-00001</text:p>
            <text:p>-title=Book title1</text:p>
            <text:p>-creator=Wayne, Bruce</text:p>
            <text:p>-creator+=Kent, Clark</text:p>
            <text:p>-subject=stuff</text:p>
            <text:p>-subject+=nonsense</text:p>
            <text:p>-subject+=metadata</text:p>
            <text:p>-date=1824-03-30</text:p>
            <text:p/>
          </table:table-cell>
          <table:table-cell table:number-columns-repeated="2" table:style-name="ce2" office:value-type="string" calcext:value-type="string">
            <text:p>b1234567-00001</text:p>
          </table:table-cell>
          <table:table-cell table:style-name="ce2" office:value-type="string" calcext:value-type="string">
            <text:p>Book title1</text:p>
          </table:table-cell>
          <table:table-cell table:style-name="ce2"/>
          <table:table-cell table:style-name="ce2" office:value-type="string" calcext:value-type="string">
            <text:p>Wayne, Bruce;Kent, Clark</text:p>
          </table:table-cell>
          <table:table-cell table:style-name="ce2" office:value-type="string" calcext:value-type="string">
            <text:p>stuff;nonsense;metadata</text:p>
          </table:table-cell>
          <table:table-cell table:style-name="ce3" office:value-type="string" calcext:value-type="string">
            <text:p>30/03/1824</text:p>
          </table:table-cell>
          <table:table-cell table:style-name="ce5" table:formula="of:=TEXT([.H3];&quot;yyyy-mm-dd&quot;)" office:value-type="string" office:string-value="1824-03-30" calcext:value-type="string">
            <text:p>1824-03-30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2" table:formula="of:=CHAR(10)&amp;&quot;-E&quot;&amp;CHAR(10)&amp;&quot;-identifier=&quot;&amp;[.B4]&amp;CHAR(10)&amp;&quot;-title=&quot;&amp;[.D4]&amp;CHAR(10)&amp;&quot;-creator=&quot;&amp;SUBSTITUTE([.F4];&quot;;&quot;;CHAR(10)&amp;&quot;-creator+=&quot;)&amp;CHAR(10)&amp;&quot;-subject=&quot;&amp;SUBSTITUTE([.G4];&quot;;&quot;;CHAR(10)&amp;&quot;-subject+=&quot;)&amp;CHAR(10)&amp;&quot;-date=&quot;&amp;[.I4]&amp;CHAR(10)" office:value-type="string" office:string-value="&#10;-E&#10;-identifier=b1234567-00002&#10;-title=Book title2&#10;-creator=Wayne, Bruce&#10;-creator+=Kent, Clark&#10;-subject=stuff&#10;-subject+=nonsense&#10;-subject+=metadata&#10;-date=1924-04-08&#10;" calcext:value-type="string">
            <text:p/>
            <text:p>-E</text:p>
            <text:p>-identifier=b1234567-00002</text:p>
            <text:p>-title=Book title2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08</text:p>
            <text:p/>
          </table:table-cell>
          <table:table-cell table:number-columns-repeated="2" table:style-name="ce2" office:value-type="string" calcext:value-type="string">
            <text:p>b1234567-00002</text:p>
          </table:table-cell>
          <table:table-cell table:style-name="ce2" office:value-type="string" calcext:value-type="string">
            <text:p>Book title2</text:p>
          </table:table-cell>
          <table:table-cell table:style-name="ce2"/>
          <table:table-cell table:style-name="ce2" office:value-type="string" calcext:value-type="string">
            <text:p>Wayne, Bruce;Kent, Clark</text:p>
          </table:table-cell>
          <table:table-cell table:style-name="ce2" office:value-type="string" calcext:value-type="string">
            <text:p>stuff;nonsense;metadata</text:p>
          </table:table-cell>
          <table:table-cell table:style-name="ce3" office:value-type="date" office:date-value="1924-04-08" calcext:value-type="date">
            <text:p>8/04/1924</text:p>
          </table:table-cell>
          <table:table-cell table:style-name="ce5" table:formula="of:=TEXT([.H4];&quot;yyyy-mm-dd&quot;)" office:value-type="string" office:string-value="1924-04-08" calcext:value-type="string">
            <text:p>1924-04-08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" table:formula="of:=CHAR(10)&amp;&quot;-E&quot;&amp;CHAR(10)&amp;&quot;-identifier=&quot;&amp;[.B5]&amp;CHAR(10)&amp;&quot;-title=&quot;&amp;[.D5]&amp;CHAR(10)&amp;&quot;-creator=&quot;&amp;SUBSTITUTE([.F5];&quot;;&quot;;CHAR(10)&amp;&quot;-creator+=&quot;)&amp;CHAR(10)&amp;&quot;-subject=&quot;&amp;SUBSTITUTE([.G5];&quot;;&quot;;CHAR(10)&amp;&quot;-subject+=&quot;)&amp;CHAR(10)&amp;&quot;-date=&quot;&amp;[.I5]&amp;CHAR(10)" office:value-type="string" office:string-value="&#10;-E&#10;-identifier=b1234567-00012&#10;-title=國華 : 第1185號 = Kokka : no.1185&#10;-creator=Wayne, Bruce&#10;-creator+=Kent, Clark&#10;-subject=stuff&#10;-subject+=nonsense&#10;-subject+=metadata&#10;-date=1924-04-09&#10;" calcext:value-type="string">
            <text:p/>
            <text:p>-E</text:p>
            <text:p>-identifier=b1234567-00012</text:p>
            <text:p>-title=國華 : 第1185號 = Kokka : no.1185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09</text:p>
            <text:p/>
          </table:table-cell>
          <table:table-cell table:number-columns-repeated="2" table:style-name="ce1" office:value-type="string" calcext:value-type="string">
            <text:p>b1234567-00012</text:p>
          </table:table-cell>
          <table:table-cell table:style-name="ce1" office:value-type="string" calcext:value-type="string">
            <text:p>國華 : 第1185號 = Kokka : no.1185</text:p>
          </table:table-cell>
          <table:table-cell table:style-name="ce1"/>
          <table:table-cell table:style-name="ce1" office:value-type="string" calcext:value-type="string">
            <text:p>Wayne, Bruce;Kent, Clark</text:p>
          </table:table-cell>
          <table:table-cell table:style-name="ce1" office:value-type="string" calcext:value-type="string">
            <text:p>stuff;nonsense;metadata</text:p>
          </table:table-cell>
          <table:table-cell table:style-name="ce4" office:value-type="date" office:date-value="1924-04-09" calcext:value-type="date">
            <text:p>9/04/1924</text:p>
          </table:table-cell>
          <table:table-cell table:style-name="ce6" table:formula="of:=TEXT([.H5];&quot;yyyy-mm-dd&quot;)" office:value-type="string" office:string-value="1924-04-09" calcext:value-type="string">
            <text:p>1924-04-09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4">
          <table:table-cell table:style-name="ce1" table:formula="of:=CHAR(10)&amp;&quot;-E&quot;&amp;CHAR(10)&amp;&quot;-identifier=&quot;&amp;[.B6]&amp;CHAR(10)&amp;&quot;-title=&quot;&amp;[.D6]&amp;CHAR(10)&amp;&quot;-creator=&quot;&amp;SUBSTITUTE([.F6];&quot;;&quot;;CHAR(10)&amp;&quot;-creator+=&quot;)&amp;CHAR(10)&amp;&quot;-subject=&quot;&amp;SUBSTITUTE([.G6];&quot;;&quot;;CHAR(10)&amp;&quot;-subject+=&quot;)&amp;CHAR(10)&amp;&quot;-date=&quot;&amp;[.I6]&amp;CHAR(10)" office:value-type="string" office:string-value="&#10;-E&#10;-identifier=b1234567-00013&#10;-title=國華 : 第1186號 = Kokka : no.1186&#10;-creator=Wayne, Bruce&#10;-creator+=Kent, Clark&#10;-subject=stuff&#10;-subject+=nonsense&#10;-subject+=metadata&#10;-date=1924-04-10&#10;" calcext:value-type="string">
            <text:p/>
            <text:p>-E</text:p>
            <text:p>-identifier=b1234567-00013</text:p>
            <text:p>-title=國華 : 第1186號 = Kokka : no.1186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0</text:p>
            <text:p/>
          </table:table-cell>
          <table:table-cell table:number-columns-repeated="2" table:style-name="ce1" office:value-type="string" calcext:value-type="string">
            <text:p>b1234567-00013</text:p>
          </table:table-cell>
          <table:table-cell table:style-name="ce1" office:value-type="string" calcext:value-type="string">
            <text:p>國華 : 第1186號 = Kokka : no.1186</text:p>
          </table:table-cell>
          <table:table-cell table:style-name="ce1"/>
          <table:table-cell table:style-name="ce1" office:value-type="string" calcext:value-type="string">
            <text:p>Wayne, Bruce;Kent, Clark</text:p>
          </table:table-cell>
          <table:table-cell table:style-name="ce1" office:value-type="string" calcext:value-type="string">
            <text:p>stuff;nonsense;metadata</text:p>
          </table:table-cell>
          <table:table-cell table:style-name="ce4" office:value-type="date" office:date-value="1924-04-10" calcext:value-type="date">
            <text:p>10/04/1924</text:p>
          </table:table-cell>
          <table:table-cell table:style-name="ce6" table:formula="of:=TEXT([.H6];&quot;yyyy-mm-dd&quot;)" office:value-type="string" office:string-value="1924-04-10" calcext:value-type="string">
            <text:p>1924-04-10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4">
          <table:table-cell table:style-name="ce1" table:formula="of:=CHAR(10)&amp;&quot;-E&quot;&amp;CHAR(10)&amp;&quot;-identifier=&quot;&amp;[.B7]&amp;CHAR(10)&amp;&quot;-title=&quot;&amp;[.D7]&amp;CHAR(10)&amp;&quot;-creator=&quot;&amp;SUBSTITUTE([.F7];&quot;;&quot;;CHAR(10)&amp;&quot;-creator+=&quot;)&amp;CHAR(10)&amp;&quot;-subject=&quot;&amp;SUBSTITUTE([.G7];&quot;;&quot;;CHAR(10)&amp;&quot;-subject+=&quot;)&amp;CHAR(10)&amp;&quot;-date=&quot;&amp;[.I7]&amp;CHAR(10)" office:value-type="string" office:string-value="&#10;-E&#10;-identifier=b1234567-00014&#10;-title=國華 : 第1187號 = Kokka : no.1187&#10;-creator=Wayne, Bruce&#10;-creator+=Kent, Clark&#10;-subject=stuff&#10;-subject+=nonsense&#10;-subject+=metadata&#10;-date=1924-04-11&#10;" calcext:value-type="string">
            <text:p/>
            <text:p>-E</text:p>
            <text:p>-identifier=b1234567-00014</text:p>
            <text:p>-title=國華 : 第1187號 = Kokka : no.1187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1</text:p>
            <text:p/>
          </table:table-cell>
          <table:table-cell table:number-columns-repeated="2" table:style-name="ce1" office:value-type="string" calcext:value-type="string">
            <text:p>b1234567-00014</text:p>
          </table:table-cell>
          <table:table-cell table:style-name="ce1" office:value-type="string" calcext:value-type="string">
            <text:p>國華 : 第1187號 = Kokka : no.1187</text:p>
          </table:table-cell>
          <table:table-cell table:style-name="ce1"/>
          <table:table-cell table:style-name="ce1" office:value-type="string" calcext:value-type="string">
            <text:p>Wayne, Bruce;Kent, Clark</text:p>
          </table:table-cell>
          <table:table-cell table:style-name="ce1" office:value-type="string" calcext:value-type="string">
            <text:p>stuff;nonsense;metadata</text:p>
          </table:table-cell>
          <table:table-cell table:style-name="ce4" office:value-type="date" office:date-value="1924-04-11" calcext:value-type="date">
            <text:p>11/04/1924</text:p>
          </table:table-cell>
          <table:table-cell table:style-name="ce6" table:formula="of:=TEXT([.H7];&quot;yyyy-mm-dd&quot;)" office:value-type="string" office:string-value="1924-04-11" calcext:value-type="string">
            <text:p>1924-04-11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4">
          <table:table-cell table:style-name="ce1" table:formula="of:=CHAR(10)&amp;&quot;-E&quot;&amp;CHAR(10)&amp;&quot;-identifier=&quot;&amp;[.B8]&amp;CHAR(10)&amp;&quot;-title=&quot;&amp;[.D8]&amp;CHAR(10)&amp;&quot;-creator=&quot;&amp;SUBSTITUTE([.F8];&quot;;&quot;;CHAR(10)&amp;&quot;-creator+=&quot;)&amp;CHAR(10)&amp;&quot;-subject=&quot;&amp;SUBSTITUTE([.G8];&quot;;&quot;;CHAR(10)&amp;&quot;-subject+=&quot;)&amp;CHAR(10)&amp;&quot;-date=&quot;&amp;[.I8]&amp;CHAR(10)" office:value-type="string" office:string-value="&#10;-E&#10;-identifier=b1234567-00015&#10;-title=國華 : 第1188號 = Kokka : no.1188&#10;-creator=Wayne, Bruce&#10;-creator+=Kent, Clark&#10;-subject=stuff&#10;-subject+=nonsense&#10;-subject+=metadata&#10;-date=1924-04-12&#10;" calcext:value-type="string">
            <text:p/>
            <text:p>-E</text:p>
            <text:p>-identifier=b1234567-00015</text:p>
            <text:p>-title=國華 : 第1188號 = Kokka : no.1188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2</text:p>
            <text:p/>
          </table:table-cell>
          <table:table-cell table:number-columns-repeated="2" table:style-name="ce1" office:value-type="string" calcext:value-type="string">
            <text:p>b1234567-00015</text:p>
          </table:table-cell>
          <table:table-cell table:style-name="ce1" office:value-type="string" calcext:value-type="string">
            <text:p>國華 : 第1188號 = Kokka : no.1188</text:p>
          </table:table-cell>
          <table:table-cell table:style-name="ce1"/>
          <table:table-cell table:style-name="ce1" office:value-type="string" calcext:value-type="string">
            <text:p>Wayne, Bruce;Kent, Clark</text:p>
          </table:table-cell>
          <table:table-cell table:style-name="ce1" office:value-type="string" calcext:value-type="string">
            <text:p>stuff;nonsense;metadata</text:p>
          </table:table-cell>
          <table:table-cell table:style-name="ce4" office:value-type="date" office:date-value="1924-04-12" calcext:value-type="date">
            <text:p>12/04/1924</text:p>
          </table:table-cell>
          <table:table-cell table:style-name="ce6" table:formula="of:=TEXT([.H8];&quot;yyyy-mm-dd&quot;)" office:value-type="string" office:string-value="1924-04-12" calcext:value-type="string">
            <text:p>1924-04-12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4">
          <table:table-cell table:style-name="ce1" table:formula="of:=CHAR(10)&amp;&quot;-E&quot;&amp;CHAR(10)&amp;&quot;-identifier=&quot;&amp;[.B9]&amp;CHAR(10)&amp;&quot;-title=&quot;&amp;[.D9]&amp;CHAR(10)&amp;&quot;-creator=&quot;&amp;SUBSTITUTE([.F9];&quot;;&quot;;CHAR(10)&amp;&quot;-creator+=&quot;)&amp;CHAR(10)&amp;&quot;-subject=&quot;&amp;SUBSTITUTE([.G9];&quot;;&quot;;CHAR(10)&amp;&quot;-subject+=&quot;)&amp;CHAR(10)&amp;&quot;-date=&quot;&amp;[.I9]&amp;CHAR(10)" office:value-type="string" office:string-value="&#10;-E&#10;-identifier=b1234567-00016&#10;-title=國華 : 第1189號 = Kokka : no.1189&#10;-creator=Wayne, Bruce&#10;-creator+=Kent, Clark&#10;-subject=stuff&#10;-subject+=nonsense&#10;-subject+=metadata&#10;-date=1924-04-13&#10;" calcext:value-type="string">
            <text:p/>
            <text:p>-E</text:p>
            <text:p>-identifier=b1234567-00016</text:p>
            <text:p>-title=國華 : 第1189號 = Kokka : no.1189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3</text:p>
            <text:p/>
          </table:table-cell>
          <table:table-cell table:number-columns-repeated="2" table:style-name="ce1" office:value-type="string" calcext:value-type="string">
            <text:p>b1234567-00016</text:p>
          </table:table-cell>
          <table:table-cell table:style-name="ce1" office:value-type="string" calcext:value-type="string">
            <text:p>國華 : 第1189號 = Kokka : no.1189</text:p>
          </table:table-cell>
          <table:table-cell table:style-name="ce1"/>
          <table:table-cell table:style-name="ce1" office:value-type="string" calcext:value-type="string">
            <text:p>Wayne, Bruce;Kent, Clark</text:p>
          </table:table-cell>
          <table:table-cell table:style-name="ce1" office:value-type="string" calcext:value-type="string">
            <text:p>stuff;nonsense;metadata</text:p>
          </table:table-cell>
          <table:table-cell table:style-name="ce4" office:value-type="date" office:date-value="1924-04-13" calcext:value-type="date">
            <text:p>13/04/1924</text:p>
          </table:table-cell>
          <table:table-cell table:style-name="ce6" table:formula="of:=TEXT([.H9];&quot;yyyy-mm-dd&quot;)" office:value-type="string" office:string-value="1924-04-13" calcext:value-type="string">
            <text:p>1924-04-13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4">
          <table:table-cell table:style-name="ce1" table:formula="of:=CHAR(10)&amp;&quot;-E&quot;&amp;CHAR(10)&amp;&quot;-identifier=&quot;&amp;[.B10]&amp;CHAR(10)&amp;&quot;-title=&quot;&amp;[.D10]&amp;CHAR(10)&amp;&quot;-creator=&quot;&amp;SUBSTITUTE([.F10];&quot;;&quot;;CHAR(10)&amp;&quot;-creator+=&quot;)&amp;CHAR(10)&amp;&quot;-subject=&quot;&amp;SUBSTITUTE([.G10];&quot;;&quot;;CHAR(10)&amp;&quot;-subject+=&quot;)&amp;CHAR(10)&amp;&quot;-date=&quot;&amp;[.I10]&amp;CHAR(10)" office:value-type="string" office:string-value="&#10;-E&#10;-identifier=b1234567-00017&#10;-title=國華 : 第1190號 = Kokka : no.1190&#10;-creator=Wayne, Bruce&#10;-creator+=Kent, Clark&#10;-subject=stuff&#10;-subject+=nonsense&#10;-subject+=metadata&#10;-date=1924-04-14&#10;" calcext:value-type="string">
            <text:p/>
            <text:p>-E</text:p>
            <text:p>-identifier=b1234567-00017</text:p>
            <text:p>-title=國華 : 第1190號 = Kokka : no.1190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4</text:p>
            <text:p/>
          </table:table-cell>
          <table:table-cell table:number-columns-repeated="2" table:style-name="ce1" office:value-type="string" calcext:value-type="string">
            <text:p>b1234567-00017</text:p>
          </table:table-cell>
          <table:table-cell table:style-name="ce1" office:value-type="string" calcext:value-type="string">
            <text:p>國華 : 第1190號 = Kokka : no.1190</text:p>
          </table:table-cell>
          <table:table-cell table:style-name="ce1"/>
          <table:table-cell table:style-name="ce1" office:value-type="string" calcext:value-type="string">
            <text:p>Wayne, Bruce;Kent, Clark</text:p>
          </table:table-cell>
          <table:table-cell table:style-name="ce1" office:value-type="string" calcext:value-type="string">
            <text:p>stuff;nonsense;metadata</text:p>
          </table:table-cell>
          <table:table-cell table:style-name="ce4" office:value-type="date" office:date-value="1924-04-14" calcext:value-type="date">
            <text:p>14/04/1924</text:p>
          </table:table-cell>
          <table:table-cell table:style-name="ce6" table:formula="of:=TEXT([.H10];&quot;yyyy-mm-dd&quot;)" office:value-type="string" office:string-value="1924-04-14" calcext:value-type="string">
            <text:p>1924-04-14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4">
          <table:table-cell table:style-name="ce1" table:formula="of:=CHAR(10)&amp;&quot;-E&quot;&amp;CHAR(10)&amp;&quot;-identifier=&quot;&amp;[.B11]&amp;CHAR(10)&amp;&quot;-title=&quot;&amp;[.D11]&amp;CHAR(10)&amp;&quot;-creator=&quot;&amp;SUBSTITUTE([.F11];&quot;;&quot;;CHAR(10)&amp;&quot;-creator+=&quot;)&amp;CHAR(10)&amp;&quot;-subject=&quot;&amp;SUBSTITUTE([.G11];&quot;;&quot;;CHAR(10)&amp;&quot;-subject+=&quot;)&amp;CHAR(10)&amp;&quot;-date=&quot;&amp;[.I11]&amp;CHAR(10)" office:value-type="string" office:string-value="&#10;-E&#10;-identifier=b1234567-00018&#10;-title=國華 : 第1191號 = Kokka : no.1191&#10;-creator=Wayne, Bruce&#10;-creator+=Kent, Clark&#10;-subject=stuff&#10;-subject+=nonsense&#10;-subject+=metadata&#10;-date=1924-04-15&#10;" calcext:value-type="string">
            <text:p/>
            <text:p>-E</text:p>
            <text:p>-identifier=b1234567-00018</text:p>
            <text:p>-title=國華 : 第1191號 = Kokka : no.1191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5</text:p>
            <text:p/>
          </table:table-cell>
          <table:table-cell table:number-columns-repeated="2" table:style-name="ce1" office:value-type="string" calcext:value-type="string">
            <text:p>b1234567-00018</text:p>
          </table:table-cell>
          <table:table-cell table:style-name="ce1" office:value-type="string" calcext:value-type="string">
            <text:p>國華 : 第1191號 = Kokka : no.1191</text:p>
          </table:table-cell>
          <table:table-cell table:style-name="ce1"/>
          <table:table-cell table:style-name="ce1" office:value-type="string" calcext:value-type="string">
            <text:p>Wayne, Bruce;Kent, Clark</text:p>
          </table:table-cell>
          <table:table-cell table:style-name="ce1" office:value-type="string" calcext:value-type="string">
            <text:p>stuff;nonsense;metadata</text:p>
          </table:table-cell>
          <table:table-cell table:style-name="ce4" office:value-type="date" office:date-value="1924-04-15" calcext:value-type="date">
            <text:p>15/04/1924</text:p>
          </table:table-cell>
          <table:table-cell table:style-name="ce6" table:formula="of:=TEXT([.H11];&quot;yyyy-mm-dd&quot;)" office:value-type="string" office:string-value="1924-04-15" calcext:value-type="string">
            <text:p>1924-04-15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 table:number-rows-repeated="104856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P0" style:volatile="true">
      <number:text>$</number:text>
      <number:number number:decimal-places="0" number:min-decimal-places="0" number:min-integer-digits="1" number:grouping="true"/>
    </number:number-style>
    <number:number-style style:name="N118">
      <number:text>-$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2" number:min-decimal-places="2" number:min-integer-digits="1" number:grouping="true"/>
    </number:number-style>
    <number:number-style style:name="N121">
      <number:text>-$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 _-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$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8" number:language="en" number:country="AU">
      <number:day/>
      <number:text>-</number:text>
      <number:month number:textual="true"/>
      <number:text>-</number:text>
      <number:year/>
    </number:date-style>
    <number:date-style style:name="N10119" number:language="en" number:country="AU">
      <number:day/>
      <number:text>-</number:text>
      <number:month number:textual="true"/>
    </number:date-style>
    <number:date-style style:name="N10120" number:language="en" number:country="AU">
      <number:month number:textual="true"/>
      <number:text>-</number:text>
      <number:year/>
    </number:date-style>
    <number:time-style style:name="N10121" number:language="en" number:country="AU">
      <number:hours/>
      <number:text>:</number:text>
      <number:minutes number:style="long"/>
      <number:text> </number:text>
      <number:am-pm/>
    </number:time-style>
    <number:time-style style:name="N1012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AU">
      <number:hours/>
      <number:text>:</number:text>
      <number:minutes number:style="long"/>
    </number:time-style>
    <number:time-style style:name="N1012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5:43:30.6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sdata" style:display-name="PageStyle_Metas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09:20:48.146977300</meta:creation-date>
    <dc:date>2025-06-02T09:47:42.949000000</dc:date>
    <meta:editing-duration>P1DT19H31M13S</meta:editing-duration>
    <meta:editing-cycles>8</meta:editing-cycles>
    <meta:generator>LibreOffice/24.8.6.2$Windows_X86_64 LibreOffice_project/6d98ba145e9a8a39fc57bcc76981d1fb1316c60c</meta:generator>
    <meta:document-statistic meta:table-count="1" meta:cell-count="92" meta:object-count="1"/>
  </office:meta>
</office:document-meta>
</file>